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627b0" officeooo:paragraph-rsid="000627b0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rsid="00064189" officeooo:paragraph-rsid="00064189"/>
    </style:style>
    <style:style style:name="P4" style:family="paragraph" style:parent-style-name="Text_20_body">
      <style:paragraph-properties fo:text-align="end" style:justify-single-word="false"/>
      <style:text-properties fo:font-style="italic" officeooo:rsid="00102f88" officeooo:paragraph-rsid="00102f88" style:font-style-asian="italic" style:font-style-complex="italic"/>
    </style:style>
    <style:style style:name="P5" style:family="paragraph" style:parent-style-name="Text_20_body">
      <style:paragraph-properties fo:text-align="end" style:justify-single-word="false"/>
      <style:text-properties fo:font-style="italic" officeooo:rsid="001d4ee3" officeooo:paragraph-rsid="001d4ee3" style:font-style-asian="italic" style:font-style-complex="italic"/>
    </style:style>
    <style:style style:name="P6" style:family="paragraph" style:parent-style-name="Text_20_body">
      <style:paragraph-properties fo:text-align="justify" style:justify-single-word="false"/>
      <style:text-properties officeooo:rsid="00140a54" officeooo:paragraph-rsid="00140a54"/>
    </style:style>
    <style:style style:name="P7" style:family="paragraph" style:parent-style-name="Text_20_body">
      <style:paragraph-properties fo:text-align="center" style:justify-single-word="false"/>
      <style:text-properties officeooo:rsid="00140a54" officeooo:paragraph-rsid="00140a54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rsid="0014372c" officeooo:paragraph-rsid="0014372c"/>
    </style:style>
    <style:style style:name="P10" style:family="paragraph" style:parent-style-name="Text_20_body">
      <style:paragraph-properties fo:text-align="center" style:justify-single-word="false"/>
      <style:text-properties officeooo:rsid="0014372c" officeooo:paragraph-rsid="0014372c"/>
    </style:style>
    <style:style style:name="P11" style:family="paragraph" style:parent-style-name="Text_20_body">
      <style:paragraph-properties fo:text-align="justify" style:justify-single-word="false"/>
      <style:text-properties officeooo:rsid="001880b7" officeooo:paragraph-rsid="001880b7"/>
    </style:style>
    <style:style style:name="T1" style:family="text">
      <style:text-properties officeooo:rsid="0007eaed"/>
    </style:style>
    <style:style style:name="T2" style:family="text">
      <style:text-properties officeooo:rsid="000802e5"/>
    </style:style>
    <style:style style:name="T3" style:family="text">
      <style:text-properties officeooo:rsid="000df6e9"/>
    </style:style>
    <style:style style:name="T4" style:family="text">
      <style:text-properties officeooo:rsid="0011deb9"/>
    </style:style>
    <style:style style:name="T5" style:family="text">
      <style:text-properties officeooo:rsid="00140a54"/>
    </style:style>
    <style:style style:name="T6" style:family="text">
      <style:text-properties officeooo:rsid="0014372c"/>
    </style:style>
    <style:style style:name="T7" style:family="text">
      <style:text-properties officeooo:rsid="0015b978"/>
    </style:style>
    <style:style style:name="T8" style:family="text">
      <style:text-properties officeooo:rsid="001f1ceb"/>
    </style:style>
    <style:style style:name="T9" style:family="text">
      <style:text-properties officeooo:rsid="0020624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Object1" text:anchor-type="as-char" svg:y="-0.152in" svg:width="3.2752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h>
      <text:p text:style-name="P3"><text:tab/>In order to prove an equivalence we need to show that the forward and the converse implications are true.</text:p>
      <text:p text:style-name="P3"><text:tab/>Suppose we have for some atoms<draw:frame draw:style-name="fr1" draw:name="Object2" text:anchor-type="as-char" svg:y="-0.152in" svg:width="2.0756in" svg:height="0.2in" draw:z-index="1"><draw:object xlink:href="./Object 2" xlink:type="simple" xlink:show="embed" xlink:actuate="onLoad"/><draw:image xlink:href="./ObjectReplacements/Object 2" xlink:type="simple" xlink:show="embed" xlink:actuate="onLoad"/></draw:frame>. <text:span text:style-name="T1">By definition, that is equivalent to</text:span><text:span text:style-name="T1"><draw:frame draw:style-name="fr1" draw:name="Object3" text:anchor-type="as-char" svg:y="-0.1543in" svg:width="3.4925in" svg:height="0.2016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. Which is further equivalent to</text:span><text:span text:style-name="T1"><draw:frame draw:style-name="fr1" draw:name="Object4" text:anchor-type="as-char" svg:y="-0.152in" svg:width="5.4189in" svg:height="0.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.</text:span></text:p>
      <text:p text:style-name="P3"><text:tab/><text:span text:style-name="T2">Applying this result to both sides we get paths</text:span><text:span text:style-name="T2"><draw:frame draw:style-name="fr1" draw:name="Object7" text:anchor-type="as-char" svg:y="-0.1484in" svg:width="0.6366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; qualified constants </text:span><text:span text:style-name="T2"><draw:frame draw:style-name="fr1" draw:name="Object5" text:anchor-type="as-char" svg:y="-0.152in" svg:width="4.3362in" svg:height="0.2134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and </text:span><text:span text:style-name="T2"><draw:frame draw:style-name="fr1" draw:name="Object6" text:anchor-type="as-char" svg:y="-0.152in" svg:width="0.8374in" svg:height="0.2134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.</text:span></text:p>
      <text:p text:style-name="P3"><text:tab/><text:span text:style-name="T3">Either of</text:span><text:span text:style-name="T3"><draw:frame draw:style-name="fr1" draw:name="Object8" text:anchor-type="as-char" svg:y="-0.1484in" svg:width="0.7453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can be used as</text:span><text:span text:style-name="T3"><draw:frame draw:style-name="fr1" draw:name="Object9" text:anchor-type="as-char" svg:y="-0.0874in" svg:width="0.1799in" svg:height="0.0972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along with its corresponding constant to make the converse implication true. On the same token</text:span><text:span text:style-name="T3"><draw:frame draw:style-name="fr1" draw:name="Object10" text:anchor-type="as-char" svg:y="-0.0874in" svg:width="0.1799in" svg:height="0.0972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can be used as</text:span><text:span text:style-name="T3"><draw:frame draw:style-name="fr1" draw:name="Object11" text:anchor-type="as-char" svg:y="-0.1484in" svg:width="0.6437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3">along with its constant based on which one of</text:span><text:span text:style-name="T3"><draw:frame draw:style-name="fr1" draw:name="Object12" text:anchor-type="as-char" svg:y="-0.1484in" svg:width="0.7866in" svg:height="0.2091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">was true to make the forward implication true. Thus, we have logical equivalence between two sides of the formula.</text:span></text:p>
      <text:p text:style-name="P4">QED</text:p>
      <text:p text:style-name="Text_20_body"><draw:frame draw:style-name="fr1" draw:name="Object13" text:anchor-type="as-char" svg:y="-0.152in" svg:width="3.3063in" svg:height="0.213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"><text:tab/><text:span text:style-name="T4">For these formulas, previous line of reasoning holds for the converse implication. However, it fails for the forward implication. Thus, these formulas are not equivalent.</text:span></text:p>
      <text:p text:style-name="P2"><text:tab/><text:span text:style-name="T4">As a basic overview of why that is the case, take</text:span><text:span text:style-name="T4"><draw:frame draw:style-name="fr1" draw:name="Object14" text:anchor-type="as-char" svg:y="-0.1484in" svg:width="0.7866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4">to be mutually exclusive. As in</text:span><text:span text:style-name="T4"><draw:frame draw:style-name="fr1" draw:name="Object15" text:anchor-type="as-char" svg:y="-0.1484in" svg:width="0.898in" svg:height="0.2091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4">always holds. Then, suppose</text:span><text:span text:style-name="T4"><draw:frame draw:style-name="fr1" draw:name="Object16" text:anchor-type="as-char" svg:y="-0.152in" svg:width="1.2744in" svg:height="0.2134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4">holds. Because</text:span><text:span text:style-name="T4"><draw:frame draw:style-name="fr1" draw:name="Object17" text:anchor-type="as-char" svg:y="-0.1484in" svg:width="0.7866in" svg:height="0.20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">are mutually exclusive, neither of</text:span><text:span text:style-name="T4"><draw:frame draw:style-name="fr1" draw:name="Object18" text:anchor-type="as-char" svg:y="-0.152in" svg:width="1.9764in" svg:height="0.2134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4">can hold for all paths.</text:span></text:p>
      <text:p text:style-name="P2"><text:tab/><text:span text:style-name="T5">For the concrete counter-example, take</text:span></text:p>
      <text:p text:style-name="P8"><draw:frame draw:style-name="fr1" draw:name="Object19" text:anchor-type="as-char" svg:y="-0.4354in" svg:width="4.0783in" svg:height="0.8366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6"><text:tab/>Thus, we get a Kripke structure where<draw:frame draw:style-name="fr1" draw:name="Object20" text:anchor-type="as-char" svg:y="-0.1484in" svg:width="0.7866in" svg:height="0.209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are mutually exclusive. <text:span text:style-name="T6">Then, using</text:span></text:p>
      <text:p text:style-name="P7"><draw:frame draw:style-name="fr1" draw:name="Object21" text:anchor-type="as-char" svg:y="-0.152in" svg:width="3.0575in" svg:height="0.2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9">we transform formulas into their adequate forms <text:span text:style-name="T7">such that</text:span></text:p>
      <text:p text:style-name="P10"><draw:frame draw:style-name="fr1" draw:name="Object22" text:anchor-type="as-char" svg:y="-0.2339in" svg:width="7.2598in" svg:height="0.4339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1"><text:soft-page-break/><text:tab/>Skipping to the conclusion for the sake of brevity, if we start from the state<draw:frame draw:style-name="fr1" draw:name="Object23" text:anchor-type="as-char" svg:y="-0.1484in" svg:width="0.2055in" svg:height="0.2091in" draw:z-index="22"><draw:object xlink:href="./Object 23" xlink:type="simple" xlink:show="embed" xlink:actuate="onLoad"/><draw:image xlink:href="./ObjectReplacements/Object 23" xlink:type="simple" xlink:show="embed" xlink:actuate="onLoad"/></draw:frame>then we should get the desired result that these formulas are not equivalent. Since it would hold for <text:span text:style-name="T9">the </text:span>left hand side formula but not <text:span text:style-name="T8">for</text:span> the right hand side formula.</text:p>
      <text:p text:style-name="P5">Q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627b0" officeooo:paragraph-rsid="000627b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D2452 – Homework 6</text:p>
        <text:p text:style-name="MP1">Mert Alp Taytak – taytak@kth.s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2:59:16.468231294</meta:creation-date>
    <meta:generator>LibreOffice/6.2.5.2$Linux_X86_64 LibreOffice_project/20$Build-2</meta:generator>
    <dc:date>2019-10-10T14:51:04.661175052</dc:date>
    <meta:editing-duration>PT1H8M56S</meta:editing-duration>
    <meta:editing-cycles>20</meta:editing-cycles>
    <meta:document-statistic meta:table-count="0" meta:image-count="0" meta:object-count="23" meta:page-count="2" meta:paragraph-count="19" meta:word-count="229" meta:character-count="1397" meta:non-whitespace-character-count="1171"/>
  </office:meta>
</office:document-meta>
</file>

<file path=Object 1/content.xml><?xml version="1.0" encoding="utf-8"?>
<math xmlns="http://www.w3.org/1998/Math/MathML" display="block">
  <semantics>
    <mrow>
      <mi>E</mi>
      <mrow>
        <mo fence="true" stretchy="false">(</mo>
        <mrow>
          <mrow>
            <mi>ϕ</mi>
            <mtext> </mtext>
            <mi>U</mi>
            <mrow>
              <mo fence="true" stretchy="false">(</mo>
              <mrow>
                <mrow>
                  <msub>
                    <mi>ψ</mi>
                    <mn>1</mn>
                  </msub>
                  <mo stretchy="false">∨</mo>
                  <msub>
                    <mi>ψ</mi>
                    <mn>2</mn>
                  </msub>
                </mrow>
              </mrow>
              <mo fence="true" stretchy="false">)</mo>
            </mrow>
          </mrow>
        </mrow>
        <mo fence="true" stretchy="false">)</mo>
      </mrow>
      <mtext> and </mtext>
      <mi>E</mi>
      <mrow>
        <mrow>
          <mo fence="true" stretchy="false">(</mo>
          <mrow>
            <mrow>
              <mi>ϕ</mi>
              <mtext> </mtext>
              <mi>U</mi>
              <msub>
                <mi>ψ</mi>
                <mn>1</mn>
              </msub>
            </mrow>
          </mrow>
          <mo fence="true" stretchy="false">)</mo>
        </mrow>
        <mo stretchy="false">∨</mo>
        <mi>E</mi>
      </mrow>
      <mrow>
        <mo fence="true" stretchy="false">(</mo>
        <mrow>
          <mrow>
            <mi>ϕ</mi>
            <mtext> </mtext>
            <mi>U</mi>
            <msub>
              <mi>ψ</mi>
              <mn>2</mn>
            </msub>
          </mrow>
        </mrow>
        <mo fence="true" stretchy="false">)</mo>
      </mrow>
    </mrow>
    <annotation encoding="StarMath 5.0">E( %phi " "U (%psi_1 or %psi_2 ) ) " and " E( %phi " "U %psi_1 ) or E( %phi " "U %psi_2 )</annotation>
  </semantics>
</math>
</file>

<file path=Object 10/content.xml><?xml version="1.0" encoding="utf-8"?>
<math xmlns="http://www.w3.org/1998/Math/MathML" display="block">
  <semantics>
    <mi>π</mi>
    <annotation encoding="StarMath 5.0">%pi</annotation>
  </semantics>
</math>
</file>

<file path=Object 11/content.xml><?xml version="1.0" encoding="utf-8"?>
<math xmlns="http://www.w3.org/1998/Math/MathML" display="block">
  <semantics>
    <mrow>
      <msub>
        <mi>π</mi>
        <mn>1</mn>
      </msub>
      <mtext> or </mtext>
      <msub>
        <mi>π</mi>
        <mn>2</mn>
      </msub>
    </mrow>
    <annotation encoding="StarMath 5.0">%pi_1" or "%pi_2</annotation>
  </semantics>
</math>
</file>

<file path=Object 12/content.xml><?xml version="1.0" encoding="utf-8"?>
<math xmlns="http://www.w3.org/1998/Math/MathML" display="block">
  <semantics>
    <mrow>
      <msub>
        <mi>ψ</mi>
        <mn>1</mn>
      </msub>
      <mtext> and </mtext>
      <msub>
        <mi>ψ</mi>
        <mn>2</mn>
      </msub>
    </mrow>
    <annotation encoding="StarMath 5.0">%psi_1" and "%psi_2</annotation>
  </semantics>
</math>
</file>

<file path=Object 13/content.xml><?xml version="1.0" encoding="utf-8"?>
<math xmlns="http://www.w3.org/1998/Math/MathML" display="block">
  <semantics>
    <mrow>
      <mi>A</mi>
      <mrow>
        <mo fence="true" stretchy="false">(</mo>
        <mrow>
          <mrow>
            <mi>ϕ</mi>
            <mtext> </mtext>
            <mi>U</mi>
            <mrow>
              <mo fence="true" stretchy="false">(</mo>
              <mrow>
                <mrow>
                  <msub>
                    <mi>ψ</mi>
                    <mn>1</mn>
                  </msub>
                  <mo stretchy="false">∨</mo>
                  <msub>
                    <mi>ψ</mi>
                    <mn>2</mn>
                  </msub>
                </mrow>
              </mrow>
              <mo fence="true" stretchy="false">)</mo>
            </mrow>
          </mrow>
        </mrow>
        <mo fence="true" stretchy="false">)</mo>
      </mrow>
      <mtext> and </mtext>
      <mi>A</mi>
      <mrow>
        <mrow>
          <mo fence="true" stretchy="false">(</mo>
          <mrow>
            <mrow>
              <mi>ϕ</mi>
              <mtext> </mtext>
              <mi>U</mi>
              <msub>
                <mi>ψ</mi>
                <mn>1</mn>
              </msub>
            </mrow>
          </mrow>
          <mo fence="true" stretchy="false">)</mo>
        </mrow>
        <mo stretchy="false">∨</mo>
        <mi>A</mi>
      </mrow>
      <mrow>
        <mo fence="true" stretchy="false">(</mo>
        <mrow>
          <mrow>
            <mi>ϕ</mi>
            <mtext> </mtext>
            <mi>U</mi>
            <msub>
              <mi>ψ</mi>
              <mn>2</mn>
            </msub>
          </mrow>
        </mrow>
        <mo fence="true" stretchy="false">)</mo>
      </mrow>
    </mrow>
    <annotation encoding="StarMath 5.0">A( %phi " "U (%psi_1 or %psi_2 ) ) " and " A( %phi " "U %psi_1 ) or A( %phi " "U %psi_2 )</annotation>
  </semantics>
</math>
</file>

<file path=Object 14/content.xml><?xml version="1.0" encoding="utf-8"?>
<math xmlns="http://www.w3.org/1998/Math/MathML" display="block">
  <semantics>
    <mrow>
      <msub>
        <mi>ψ</mi>
        <mn>1</mn>
      </msub>
      <mtext> and </mtext>
      <msub>
        <mi>ψ</mi>
        <mn>2</mn>
      </msub>
    </mrow>
    <annotation encoding="StarMath 5.0">%psi_1" and "%psi_2</annotation>
  </semantics>
</math>
</file>

<file path=Object 15/content.xml><?xml version="1.0" encoding="utf-8"?>
<math xmlns="http://www.w3.org/1998/Math/MathML" display="block">
  <semantics>
    <mrow>
      <msub>
        <mi>ψ</mi>
        <mn>1</mn>
      </msub>
      <mtext> XOR </mtext>
      <msub>
        <mi>ψ</mi>
        <mn>2</mn>
      </msub>
    </mrow>
    <annotation encoding="StarMath 5.0">%psi_1" XOR " %psi_2</annotation>
  </semantics>
</math>
</file>

<file path=Object 16/content.xml><?xml version="1.0" encoding="utf-8"?>
<math xmlns="http://www.w3.org/1998/Math/MathML" display="block">
  <semantics>
    <mrow>
      <mi>A</mi>
      <mrow>
        <mo fence="true" stretchy="false">(</mo>
        <mrow>
          <mrow>
            <mi>ϕ</mi>
            <mtext> </mtext>
            <mi>U</mi>
            <mrow>
              <mo fence="true" stretchy="false">(</mo>
              <mrow>
                <mrow>
                  <msub>
                    <mi>ψ</mi>
                    <mn>1</mn>
                  </msub>
                  <mo stretchy="false">∨</mo>
                  <msub>
                    <mi>ψ</mi>
                    <mn>2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A( %phi " "U (%psi_1 or %psi_2 ) )</annotation>
  </semantics>
</math>
</file>

<file path=Object 17/content.xml><?xml version="1.0" encoding="utf-8"?>
<math xmlns="http://www.w3.org/1998/Math/MathML" display="block">
  <semantics>
    <mrow>
      <msub>
        <mi>ψ</mi>
        <mn>1</mn>
      </msub>
      <mtext> and </mtext>
      <msub>
        <mi>ψ</mi>
        <mn>2</mn>
      </msub>
    </mrow>
    <annotation encoding="StarMath 5.0">%psi_1" and "%psi_2</annotation>
  </semantics>
</math>
</file>

<file path=Object 18/content.xml><?xml version="1.0" encoding="utf-8"?>
<math xmlns="http://www.w3.org/1998/Math/MathML" display="block">
  <semantics>
    <mrow>
      <mi>A</mi>
      <mrow>
        <mo fence="true" stretchy="false">(</mo>
        <mrow>
          <mrow>
            <mi>ϕ</mi>
            <mtext> </mtext>
            <mi>U</mi>
            <msub>
              <mi>ψ</mi>
              <mn>1</mn>
            </msub>
          </mrow>
        </mrow>
        <mo fence="true" stretchy="false">)</mo>
      </mrow>
      <mtext> and </mtext>
      <mi>A</mi>
      <mrow>
        <mo fence="true" stretchy="false">(</mo>
        <mrow>
          <mrow>
            <mi>ϕ</mi>
            <mtext> </mtext>
            <mi>U</mi>
            <msub>
              <mi>ψ</mi>
              <mn>2</mn>
            </msub>
          </mrow>
        </mrow>
        <mo fence="true" stretchy="false">)</mo>
      </mrow>
    </mrow>
    <annotation encoding="StarMath 5.0">A( %phi " "U %psi_1 )" and "A( %phi " "U %psi_2 )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row>
              <mi mathvariant="italic">atoms</mi>
              <mo stretchy="false">=</mo>
              <mtext>{</mtext>
            </mrow>
            <msub>
              <mi>ψ</mi>
              <mn>1</mn>
            </msub>
            <mi>,</mi>
            <msub>
              <mi>ψ</mi>
              <mn>2</mn>
            </msub>
            <mtext>}</mtext>
          </mrow>
        </mtd>
      </mtr>
      <mtr>
        <mtd>
          <mrow>
            <mtext/>
            <mrow>
              <mi>ϕ</mi>
              <mo stretchy="false">=</mo>
              <mrow>
                <mrow>
                  <mo stretchy="false">¬</mo>
                  <msub>
                    <mi>ψ</mi>
                    <mn>1</mn>
                  </msub>
                </mrow>
                <mo stretchy="false">∧</mo>
                <mrow>
                  <mo stretchy="false">¬</mo>
                  <msub>
                    <mi>ψ</mi>
                    <mn>2</mn>
                  </msub>
                </mrow>
              </mrow>
            </mrow>
          </mrow>
        </mtd>
      </mtr>
      <mtr>
        <mtd>
          <mrow>
            <mtext/>
            <mrow>
              <mi mathvariant="normal">Μ</mi>
              <mo stretchy="false">=</mo>
              <mtext>{</mtext>
            </mrow>
            <mtext>{</mtext>
            <msub>
              <mi>s</mi>
              <mn>0</mn>
            </msub>
            <mi>,</mi>
            <msub>
              <mi>s</mi>
              <mn>1</mn>
            </msub>
            <mi>,</mi>
            <msub>
              <mi>s</mi>
              <mn>2</mn>
            </msub>
            <mtext>}</mtext>
            <mi>,</mi>
            <mtext>{</mtext>
            <mrow>
              <mo fence="true" stretchy="false">(</mo>
              <mrow>
                <mrow>
                  <msub>
                    <mi>s</mi>
                    <mn>0</mn>
                  </msub>
                  <mo stretchy="false">→</mo>
                  <msub>
                    <mi>s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0</mn>
                  </msub>
                  <mo stretchy="false">→</mo>
                  <msub>
                    <mi>s</mi>
                    <mn>2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o stretchy="false">→</mo>
                  <msub>
                    <mi>s</mi>
                    <mn>2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o stretchy="false">→</mo>
                  <msub>
                    <mi>s</mi>
                    <mn>1</mn>
                  </msub>
                </mrow>
              </mrow>
              <mo fence="true" stretchy="false">)</mo>
            </mrow>
            <mtext>}</mtext>
            <mi>,</mi>
            <mi>L</mi>
            <mtext>}</mtext>
          </mrow>
        </mtd>
      </mtr>
      <mtr>
        <mtd>
          <mrow>
            <mtext/>
            <mtext>where </mtext>
            <mi>L</mi>
            <mrow>
              <mrow>
                <mo fence="true" stretchy="false">(</mo>
                <mrow>
                  <msub>
                    <mi>s</mi>
                    <mn>0</mn>
                  </msub>
                </mrow>
                <mo fence="true" stretchy="false">)</mo>
              </mrow>
              <mo stretchy="false">=</mo>
              <mi>ϕ</mi>
            </mrow>
            <mi>,</mi>
            <mi>L</mi>
            <mrow>
              <mrow>
                <mo fence="true" stretchy="false">(</mo>
                <mrow>
                  <msub>
                    <mi>s</mi>
                    <mn>1</mn>
                  </msub>
                </mrow>
                <mo fence="true" stretchy="false">)</mo>
              </mrow>
              <mo stretchy="false">=</mo>
              <msub>
                <mi>ψ</mi>
                <mn>1</mn>
              </msub>
            </mrow>
            <mtext> and </mtext>
            <mi>L</mi>
            <mrow>
              <mrow>
                <mo fence="true" stretchy="false">(</mo>
                <mrow>
                  <msub>
                    <mi>s</mi>
                    <mn>2</mn>
                  </msub>
                </mrow>
                <mo fence="true" stretchy="false">)</mo>
              </mrow>
              <mo stretchy="false">=</mo>
              <msub>
                <mi>ψ</mi>
                <mn>2</mn>
              </msub>
            </mrow>
          </mrow>
        </mtd>
      </mtr>
    </mtable>
    <annotation encoding="StarMath 5.0">""atoms = "{" %psi_1, %psi_2 "}" newline
""%phi = neg %psi_1 and neg %psi_2 newline
""%MU = "{" "{"s_0, s_1, s_2 "}", "{"(s_0 -&gt; s_1), (s_0 -&gt; s_2), (s_1 -&gt; s_2), (s_2 -&gt; s_1) "}", L "}" newline
"""where "L( s_0 ) = %phi, L( s_1 ) = %psi_1 " and " L( s_2 ) = %psi_2</annotation>
  </semantics>
</math>
</file>

<file path=Object 2/content.xml><?xml version="1.0" encoding="utf-8"?>
<math xmlns="http://www.w3.org/1998/Math/MathML" display="block">
  <semantics>
    <mrow>
      <mi>α</mi>
      <mi>,</mi>
      <mtext> </mtext>
      <mi>β</mi>
      <mtext> the formula </mtext>
      <mi>E</mi>
      <mrow>
        <mo fence="true" stretchy="false">(</mo>
        <mrow>
          <mrow>
            <mi>α</mi>
            <mtext> </mtext>
            <mi>U</mi>
            <mtext> </mtext>
            <mi>β</mi>
          </mrow>
        </mrow>
        <mo fence="true" stretchy="false">)</mo>
      </mrow>
    </mrow>
    <annotation encoding="StarMath 5.0">%alpha," "%beta" the formula "E( %alpha" "U" "%beta )</annotation>
  </semantics>
</math>
</file>

<file path=Object 20/content.xml><?xml version="1.0" encoding="utf-8"?>
<math xmlns="http://www.w3.org/1998/Math/MathML" display="block">
  <semantics>
    <mrow>
      <msub>
        <mi>ψ</mi>
        <mn>1</mn>
      </msub>
      <mtext> and </mtext>
      <msub>
        <mi>ψ</mi>
        <mn>2</mn>
      </msub>
    </mrow>
    <annotation encoding="StarMath 5.0">%psi_1" and "%psi_2</annotation>
  </semantics>
</math>
</file>

<file path=Object 2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α</mi>
              <mtext> U </mtext>
              <mi>β</mi>
            </mrow>
          </mrow>
          <mo fence="true" stretchy="false">)</mo>
        </mrow>
        <mo stretchy="false">≡</mo>
        <mi mathvariant="italic">AF</mi>
      </mrow>
      <mi>β</mi>
      <mrow>
        <mtext> </mtext>
        <mo stretchy="false">∧</mo>
        <mrow>
          <mo stretchy="false">¬</mo>
          <mrow>
            <mo fence="true" stretchy="false">(</mo>
            <mrow>
              <mrow>
                <mi>E</mi>
                <mrow>
                  <mo fence="true" stretchy="false">(</mo>
                  <mrow>
                    <mrow>
                      <mrow>
                        <mo stretchy="false">¬</mo>
                        <mi>β</mi>
                      </mrow>
                      <mtext> U </mtext>
                      <mrow>
                        <mo fence="true" stretchy="false">(</mo>
                        <mrow>
                          <mrow>
                            <mrow>
                              <mo stretchy="false">¬</mo>
                              <mi>β</mi>
                            </mrow>
                            <mo stretchy="false">∧</mo>
                            <mrow>
                              <mo stretchy="false">¬</mo>
                              <mi>α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A( %alpha" U "%beta ) equiv  AF %beta" " and neg ( E (neg %beta" U "(neg %beta and neg %alpha )))</annotation>
  </semantics>
</math>
</file>

<file path=Object 22/content.xml><?xml version="1.0" encoding="utf-8"?>
<math xmlns="http://www.w3.org/1998/Math/MathML" display="block">
  <semantics>
    <mtable>
      <mtr>
        <mtd>
          <mrow>
            <mtext/>
            <mi>A</mi>
            <mrow>
              <mrow>
                <mo fence="true" stretchy="false">(</mo>
                <mrow>
                  <mrow>
                    <mi>ϕ</mi>
                    <mtext> U </mtext>
                    <mrow>
                      <mo fence="true" stretchy="false">(</mo>
                      <mrow>
                        <mrow>
                          <msub>
                            <mi>ψ</mi>
                            <mn>1</mn>
                          </msub>
                          <mo stretchy="false">∨</mo>
                          <msub>
                            <mi>ψ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≡</mo>
              <mi mathvariant="italic">AF</mi>
            </mrow>
            <mrow>
              <mrow>
                <mo fence="true" stretchy="false">(</mo>
                <mrow>
                  <mrow>
                    <mrow>
                      <mo stretchy="false">¬</mo>
                      <msub>
                        <mi>ψ</mi>
                        <mn>1</mn>
                      </msub>
                    </mrow>
                    <mo stretchy="false">∧</mo>
                    <mrow>
                      <mo stretchy="false">¬</mo>
                      <msub>
                        <mi>ψ</mi>
                        <mn>2</mn>
                      </msub>
                    </mrow>
                  </mrow>
                </mrow>
                <mo fence="true" stretchy="false">)</mo>
              </mrow>
              <mo stretchy="false">∧</mo>
              <mrow>
                <mo stretchy="false">¬</mo>
                <mi>E</mi>
              </mrow>
            </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ψ</mi>
                            <mn>1</mn>
                          </msub>
                        </mrow>
                        <mo stretchy="false">∧</mo>
                        <mrow>
                          <mo stretchy="false">¬</mo>
                          <msub>
                            <mi>ψ</mi>
                            <mn>2</mn>
                          </msub>
                        </mrow>
                      </mrow>
                    </mrow>
                    <mo fence="true" stretchy="false">)</mo>
                  </mrow>
                  <mtext> U </mtext>
                  <mi mathvariant="italic">false</mi>
                </mrow>
              </mrow>
              <mo fence="true" stretchy="false">)</mo>
            </mrow>
          </mrow>
        </mtd>
      </mtr>
      <mtr>
        <mtd>
          <mrow>
            <mtext/>
            <mi>A</mi>
            <mrow>
              <mrow>
                <mo fence="true" stretchy="false">(</mo>
                <mrow>
                  <mrow>
                    <mi>ϕ</mi>
                    <mtext> U </mtext>
                    <msub>
                      <mi>ψ</mi>
                      <mn>1</mn>
                    </msub>
                  </mrow>
                </mrow>
                <mo fence="true" stretchy="false">)</mo>
              </mrow>
              <mo stretchy="false">∨</mo>
              <mi>A</mi>
            </mrow>
            <mrow>
              <mrow>
                <mo fence="true" stretchy="false">(</mo>
                <mrow>
                  <mrow>
                    <mi>ϕ</mi>
                    <mtext> U </mtext>
                    <msub>
                      <mi>ψ</mi>
                      <mn>1</mn>
                    </msub>
                  </mrow>
                </mrow>
                <mo fence="true" stretchy="false">)</mo>
              </mrow>
              <mo stretchy="false">≡</mo>
              <mrow>
                <mo stretchy="false">¬</mo>
                <mrow>
                  <mo fence="true" stretchy="false">(</mo>
                  <mrow>
                    <mrow>
                      <mrow>
                        <mo stretchy="false">¬</mo>
                        <mrow>
                          <mo fence="true" stretchy="false">(</mo>
                          <mrow>
                            <mrow>
                              <mi mathvariant="italic">AF</mi>
                              <mrow>
                                <msub>
                                  <mi>ψ</mi>
                                  <mn>1</mn>
                                </msub>
                                <mo stretchy="false">∧</mo>
                                <mrow>
                                  <mo stretchy="false">¬</mo>
                                  <mi>E</mi>
                                </mrow>
                              </mrow>
                              <mrow>
                                <mo fence="true" stretchy="false">(</mo>
                                <mrow>
                                  <mrow>
                                    <mrow>
                                      <mo stretchy="false">¬</mo>
                                      <msub>
                                        <mi>ψ</mi>
                                        <mn>1</mn>
                                      </msub>
                                    </mrow>
                                    <mtext> U </mtext>
                                    <mrow>
                                      <mo fence="true" stretchy="false">(</mo>
                                      <mrow>
                                        <mrow>
                                          <mrow>
                                            <mo stretchy="false">¬</mo>
                                            <msub>
                                              <mi>ψ</mi>
                                              <mn>1</mn>
                                            </msub>
                                          </mrow>
                                          <mo stretchy="false">∧</mo>
                                          <mrow>
                                            <mo stretchy="false">¬</mo>
                                            <msub>
                                              <mi>ψ</mi>
                                              <mn>2</mn>
                                            </msub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∨</mo>
                      <mrow>
                        <mo stretchy="false">¬</mo>
                        <mrow>
                          <mo fence="true" stretchy="false">(</mo>
                          <mrow>
                            <mrow>
                              <mi mathvariant="italic">AF</mi>
                              <mrow>
                                <msub>
                                  <mi>ψ</mi>
                                  <mn>2</mn>
                                </msub>
                                <mo stretchy="false">∧</mo>
                                <mrow>
                                  <mo stretchy="false">¬</mo>
                                  <mi>E</mi>
                                </mrow>
                              </mrow>
                              <mrow>
                                <mo fence="true" stretchy="false">(</mo>
                                <mrow>
                                  <mrow>
                                    <mrow>
                                      <mo stretchy="false">¬</mo>
                                      <msub>
                                        <mi>ψ</mi>
                                        <mn>2</mn>
                                      </msub>
                                    </mrow>
                                    <mtext> U </mtext>
                                    <mrow>
                                      <mo fence="true" stretchy="false">(</mo>
                                      <mrow>
                                        <mrow>
                                          <mrow>
                                            <mo stretchy="false">¬</mo>
                                            <msub>
                                              <mi>ψ</mi>
                                              <mn>1</mn>
                                            </msub>
                                          </mrow>
                                          <mo stretchy="false">∧</mo>
                                          <mrow>
                                            <mo stretchy="false">¬</mo>
                                            <msub>
                                              <mi>ψ</mi>
                                              <mn>2</mn>
                                            </msub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</mrow>
          </mrow>
        </mtd>
      </mtr>
    </mtable>
    <annotation encoding="StarMath 5.0">""A( %phi " U "(%psi_1 or %psi_2 ) ) equiv AF( neg %psi_1 and neg %psi_2 ) and neg E( (neg %psi_1 and neg %psi_2 )" U "false ) newline
""A( %phi " U "%psi_1 ) or A( %phi " U "%psi_1 ) equiv neg ( neg (AF %psi_1 and neg E ( neg %psi_1" U " (neg %psi_1 and neg %psi_2 )) ) or neg (AF %psi_2 and neg E ( neg %psi_2" U " (neg %psi_1 and neg %psi_2 )) ))</annotation>
  </semantics>
</math>
</file>

<file path=Object 23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3/content.xml><?xml version="1.0" encoding="utf-8"?>
<math xmlns="http://www.w3.org/1998/Math/MathML" display="block">
  <semantics>
    <mrow>
      <mi>π</mi>
      <msup>
        <mtext> |=</mtext>
        <mi mathvariant="normal">Μ</mi>
      </msup>
      <mrow>
        <mo fence="true" stretchy="false">(</mo>
        <mrow>
          <mrow>
            <mi>α</mi>
            <mtext> </mtext>
            <mi>U</mi>
            <mtext> </mtext>
            <mi>β</mi>
          </mrow>
        </mrow>
        <mo fence="true" stretchy="false">)</mo>
      </mrow>
      <mtext> for some path </mtext>
      <mi>π</mi>
      <mtext> of </mtext>
      <mi mathvariant="normal">Μ</mi>
      <mtext> starting at s</mtext>
    </mrow>
    <annotation encoding="StarMath 5.0">%pi" |="^{ %MU } ( %alpha" "U" "%beta )" for some path "%pi" of "%MU" starting at s"</annotation>
  </semantics>
</math>
</file>

<file path=Object 4/content.xml><?xml version="1.0" encoding="utf-8"?>
<math xmlns="http://www.w3.org/1998/Math/MathML" display="block">
  <semantics>
    <mrow>
      <mo stretchy="false">∃</mo>
      <mi>π</mi>
      <mtext> path of </mtext>
      <mi mathvariant="normal">Μ</mi>
      <mtext> starting at s such that </mtext>
      <mo stretchy="false">∃</mo>
      <mrow>
        <mi>i</mi>
        <mo stretchy="false">≥</mo>
        <mn>0.</mn>
      </mrow>
      <mrow>
        <mo fence="true" stretchy="false">(</mo>
        <mrow>
          <mrow>
            <mi mathvariant="normal">Μ</mi>
            <mi>,</mi>
            <mi>π</mi>
            <mrow>
              <mo fence="true" stretchy="false">(</mo>
              <mrow>
                <mi>i</mi>
              </mrow>
              <mo fence="true" stretchy="false">)</mo>
            </mrow>
            <mtext>|=</mtext>
            <mi>β</mi>
            <mrow>
              <mtext> </mtext>
              <mo stretchy="false">∧</mo>
              <mo stretchy="false">∀</mo>
            </mrow>
            <mrow>
              <mi>j</mi>
              <mo stretchy="false">&lt;</mo>
              <mi>i</mi>
            </mrow>
            <mi>.</mi>
            <mi mathvariant="normal">Μ</mi>
            <mi>,</mi>
            <mi>π</mi>
            <mrow>
              <mo fence="true" stretchy="false">(</mo>
              <mrow>
                <mi>j</mi>
              </mrow>
              <mo fence="true" stretchy="false">)</mo>
            </mrow>
            <mtext>|=</mtext>
            <mi>α</mi>
          </mrow>
        </mrow>
        <mo fence="true" stretchy="false">)</mo>
      </mrow>
    </mrow>
    <annotation encoding="StarMath 5.0">exists %pi" path of "%MU" starting at s such that "exists i &gt;= 0. ( %MU, %pi(i) "|=" %beta" "and forall j &lt; i. %MU, %pi(j) "|=" %alpha )</annotation>
  </semantics>
</math>
</file>

<file path=Object 5/content.xml><?xml version="1.0" encoding="utf-8"?>
<math xmlns="http://www.w3.org/1998/Math/MathML" display="block">
  <semantics>
    <mrow>
      <mi>i</mi>
      <mi>,</mi>
      <msub>
        <mi>i</mi>
        <mn>1</mn>
      </msub>
      <mi>,</mi>
      <msub>
        <mi>i</mi>
        <mn>2</mn>
      </msub>
      <mtext> respectively for formulas </mtext>
      <mi>E</mi>
      <mrow>
        <mo fence="true" stretchy="false">(</mo>
        <mrow>
          <mrow>
            <mi>ϕ</mi>
            <mtext> </mtext>
            <mi>U</mi>
            <mrow>
              <mo fence="true" stretchy="false">(</mo>
              <mrow>
                <mrow>
                  <msub>
                    <mi>ψ</mi>
                    <mn>1</mn>
                  </msub>
                  <mo stretchy="false">∨</mo>
                  <msub>
                    <mi>ψ</mi>
                    <mn>2</mn>
                  </msub>
                </mrow>
              </mrow>
              <mo fence="true" stretchy="false">)</mo>
            </mrow>
          </mrow>
        </mrow>
        <mo fence="true" stretchy="false">)</mo>
      </mrow>
      <mtext>, </mtext>
      <mi>E</mi>
      <mrow>
        <mo fence="true" stretchy="false">(</mo>
        <mrow>
          <mrow>
            <mi>ϕ</mi>
            <mtext> </mtext>
            <mi>U</mi>
            <msub>
              <mi>ψ</mi>
              <mn>1</mn>
            </msub>
          </mrow>
        </mrow>
        <mo fence="true" stretchy="false">)</mo>
      </mrow>
    </mrow>
    <annotation encoding="StarMath 5.0">i, i_1, i_2" respectively for formulas "E( %phi " "U (%psi_1 or %psi_2 ) ) ", " E( %phi " "U %psi_1 )</annotation>
  </semantics>
</math>
</file>

<file path=Object 6/content.xml><?xml version="1.0" encoding="utf-8"?>
<math xmlns="http://www.w3.org/1998/Math/MathML" display="block">
  <semantics>
    <mrow>
      <mi>E</mi>
      <mrow>
        <mo fence="true" stretchy="false">(</mo>
        <mrow>
          <mrow>
            <mi>ϕ</mi>
            <mtext> </mtext>
            <mi>U</mi>
            <msub>
              <mi>ψ</mi>
              <mn>2</mn>
            </msub>
          </mrow>
        </mrow>
        <mo fence="true" stretchy="false">)</mo>
      </mrow>
    </mrow>
    <annotation encoding="StarMath 5.0">E( %phi " "U %psi_2)</annotation>
  </semantics>
</math>
</file>

<file path=Object 7/content.xml><?xml version="1.0" encoding="utf-8"?>
<math xmlns="http://www.w3.org/1998/Math/MathML" display="block">
  <semantics>
    <mrow>
      <mi>π</mi>
      <mi>,</mi>
      <msub>
        <mi>π</mi>
        <mn>1</mn>
      </msub>
      <mi>,</mi>
      <msub>
        <mi>π</mi>
        <mn>2</mn>
      </msub>
    </mrow>
    <annotation encoding="StarMath 5.0">%pi, %pi_1, %pi_2</annotation>
  </semantics>
</math>
</file>

<file path=Object 8/content.xml><?xml version="1.0" encoding="utf-8"?>
<math xmlns="http://www.w3.org/1998/Math/MathML" display="block">
  <semantics>
    <mrow>
      <msub>
        <mi>π</mi>
        <mn>1</mn>
      </msub>
      <mtext> and </mtext>
      <msub>
        <mi>π</mi>
        <mn>2</mn>
      </msub>
    </mrow>
    <annotation encoding="StarMath 5.0">%pi_1" and "%pi_2</annotation>
  </semantics>
</math>
</file>

<file path=Object 9/content.xml><?xml version="1.0" encoding="utf-8"?>
<math xmlns="http://www.w3.org/1998/Math/MathML" display="block">
  <semantics>
    <mi>π</mi>
    <annotation encoding="StarMath 5.0">%pi</annotation>
  </semantics>
</math>
</file>